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273cm" fo:min-width="5.87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15cm" svg:height="7.951cm" svg:x="5.65cm" svg:y="0.949cm">
          <text:p text:style-name="P1"><text:span text:style-name="T1">op_const_teacher</text:span></text:p>
          <text:p text:style-name="P1"><text:span text:style-name="T1"/></text:p>
          <text:p text:style-name="P1"><text:span text:style-name="T1">=[ [x</text:span><text:span text:style-name="T2">11</text:span><text:span text:style-name="T1">,x</text:span><text:span text:style-name="T2">12</text:span><text:span text:style-name="T1">,…,x</text:span><text:span text:style-name="T2">1N</text:span><text:span text:style-name="T1">]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<text:s text:c="9"/></text:span><text:span text:style-name="T1">[x</text:span><text:span text:style-name="T2">L1</text:span><text:span text:style-name="T1">,x</text:span><text:span text:style-name="T2">L2</text:span><text:span text:style-name="T1">,…,x</text:span><text:span text:style-name="T2">LN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cm" svg:y1="4.7cm" svg:x2="16.6cm" svg:y2="4.7cm">
          <text:p/>
        </draw:line>
        <draw:line draw:style-name="gr2" draw:text-style-name="P3" draw:layer="layout" svg:x1="4.6cm" svg:y1="4.5cm" svg:x2="5.7cm" svg:y2="4.5cm">
          <text:p/>
        </draw:line>
        <draw:frame draw:style-name="gr3" draw:text-style-name="P5" draw:layer="layout" svg:width="5cm" svg:height="2.257cm" svg:x="0.1cm" svg:y="3.55cm">
          <draw:text-box>
            <text:p text:style-name="P4"><text:span text:style-name="T3">[ <text:s/>[x</text:span><text:span text:style-name="T4">11</text:span><text:span text:style-name="T3">,x</text:span><text:span text:style-name="T4">12</text:span><text:span text:style-name="T3">,…,x</text:span><text:span text:style-name="T4">1N</text:span><text:span text:style-name="T3">]</text:span></text:p>
            <text:p text:style-name="P4"><text:span text:style-name="T3">・</text:span></text:p>
            <text:p text:style-name="P4"><text:span text:style-name="T3">・</text:span></text:p>
            <text:p text:style-name="P4"><text:span text:style-name="T3"><text:s text:c="9"/></text:span><text:span text:style-name="T3">[x</text:span><text:span text:style-name="T4">L1</text:span><text:span text:style-name="T3">,x</text:span><text:span text:style-name="T4">L2</text:span><text:span text:style-name="T3">,…,x</text:span><text:span text:style-name="T4">LN</text:span><text:span text:style-name="T3">] <text:s/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35:36.593927620</dc:date>
    <meta:editing-duration>PT6M6S</meta:editing-duration>
    <meta:editing-cycles>13</meta:editing-cycles>
    <meta:generator>LibreOffice/5.1.6.2$Linux_X86_64 LibreOffice_project/10m0$Build-2</meta:generator>
    <meta:document-statistic meta:object-count="4"/>
  </office:meta>
</office:document-meta>
</file>